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DC0000025DB23A7BA4E51A1F3F.png" manifest:media-type="image/png"/>
  <manifest:file-entry manifest:full-path="Pictures/10000001000003DC0000025D17F57E3428C193DE.png" manifest:media-type="image/png"/>
  <manifest:file-entry manifest:full-path="Pictures/10000001000003DC0000025D8671BF7BFDAECCE4.png" manifest:media-type="image/png"/>
  <manifest:file-entry manifest:full-path="Pictures/10000001000003DF00000244007D26394F300BB9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3" draw:name="Image1" text:anchor-type="char" svg:x="0.1346in" svg:y="-0.4772in" svg:width="6.9252in" svg:height="4.0528in" draw:z-index="0"><draw:image xlink:href="Pictures/10000001000003DF00000244007D26394F300BB9.png" xlink:type="simple" xlink:show="embed" xlink:actuate="onLoad" draw:mime-type="image/png"/></draw:frame><draw:frame draw:style-name="fr3" draw:name="Image2" text:anchor-type="char" svg:x="0.1445in" svg:y="3.7228in" svg:width="6.9252in" svg:height="4.2402in" draw:z-index="1"><draw:image xlink:href="Pictures/10000001000003DC0000025D8671BF7BFDAECCE4.png" xlink:type="simple" xlink:show="embed" xlink:actuate="onLoad" draw:mime-type="image/png"/></draw:frame></text:p>
      <text:p text:style-name="Standard"/>
      <text:p text:style-name="Standard"><draw:frame draw:style-name="fr2" draw:name="Image3" text:anchor-type="char" svg:width="6.9252in" svg:height="4.2402in" draw:z-index="2"><draw:image xlink:href="Pictures/10000001000003DC0000025D17F57E3428C193DE.png" xlink:type="simple" xlink:show="embed" xlink:actuate="onLoad" draw:mime-type="image/png"/></draw:frame><text:soft-page-break/></text:p>
      <text:p text:style-name="Standard"/>
      <text:p text:style-name="Standard"/>
      <text:p text:style-name="Standard"><draw:frame draw:style-name="fr1" draw:name="Image4" text:anchor-type="char" svg:width="6.9252in" svg:height="4.2402in" draw:z-index="3"><draw:image xlink:href="Pictures/10000001000003DC0000025DB23A7BA4E51A1F3F.png" xlink:type="simple" xlink:show="embed" xlink:actuate="onLoad" draw:mime-type="image/png"/></draw:frame>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9T15:41:48.678779626</meta:creation-date>
    <dc:date>2022-11-29T15:44:11.056432049</dc:date>
    <meta:editing-duration>PT1M10S</meta:editing-duration>
    <meta:editing-cycles>5</meta:editing-cycles>
    <meta:generator>LibreOffice/7.4.3.2$Linux_X86_64 LibreOffice_project/40$Build-2</meta:generator>
    <meta:document-statistic meta:table-count="0" meta:image-count="4" meta:object-count="0" meta:page-count="4" meta:paragraph-count="0" meta:word-count="0" meta:character-count="0" meta:non-whitespace-character-count="0"/>
  </office:meta>
</office:document-meta>
</file>